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9.426cm"/>
    </style:style>
    <style:style style:name="co4" style:family="table-column">
      <style:table-column-properties fo:break-before="auto" style:column-width="4.503cm"/>
    </style:style>
    <style:style style:name="co5" style:family="table-column">
      <style:table-column-properties fo:break-before="auto" style:column-width="23.885cm"/>
    </style:style>
    <style:style style:name="co6" style:family="table-column">
      <style:table-column-properties fo:break-before="auto" style:column-width="9.00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8.564cm" fo:break-before="auto" style:use-optimal-row-height="true"/>
    </style:style>
    <style:style style:name="ro7" style:family="table-row">
      <style:table-row-properties style:row-height="6.863cm" fo:break-before="auto" style:use-optimal-row-height="true"/>
    </style:style>
    <style:style style:name="ro8" style:family="table-row">
      <style:table-row-properties style:row-height="5.992cm" fo:break-before="auto" style:use-optimal-row-height="true"/>
    </style:style>
    <style:style style:name="ro9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wrap-option="wrap" fo:border-left="0.002cm solid #000000" fo:border-right="0.002cm solid #000000" fo:border-top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02cm solid #000000"/>
      <style:text-properties style:font-name="Consolas" fo:language="en" fo:country="US" style:font-name-asian="Consolas" style:language-asian="en" style:country-asian="US" style:font-name-complex="Consolas" style:font-size-complex="5.69999980926514pt" style:language-complex="en" style:country-complex="US"/>
    </style:style>
    <style:style style:name="ce5" style:family="table-cell" style:parent-style-name="Default">
      <style:table-cell-properties fo:wrap-option="wrap" fo:border="0.002cm solid #000000"/>
      <style:text-properties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able-cell-properties fo:wrap-option="wrap" fo:border="0.002cm solid #000000"/>
      <style:text-properties style:font-name="Consolas" fo:language="en" fo:country="US" fo:font-weight="bold" style:font-name-asian="Consolas" style:language-asian="en" style:country-asian="US" style:font-weight-asian="bold" style:font-name-complex="Consolas" style:font-size-complex="5.65000009536743pt" style:language-complex="en" style:country-complex="US" style:font-weight-complex="bold"/>
    </style:style>
    <style:style style:name="ce7" style:family="table-cell" style:parent-style-name="Default">
      <style:table-cell-properties fo:wrap-option="wrap" fo:border="0.002cm solid #000000"/>
      <style:text-properties style:font-name="Consolas" style:font-name-asian="Consolas" style:font-name-complex="Consolas" style:font-size-complex="5.69999980926514pt"/>
    </style:style>
    <style:style style:name="ce8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5.69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02cm solid #000000"/>
      <style:text-properties style:font-name="Consolas" fo:language="en" fo:country="US" fo:font-weight="bold" style:font-name-asian="Consolas" style:language-asian="en" style:country-asian="US" style:font-weight-asian="bold" style:font-name-complex="Consolas" style:font-size-complex="5.69999980926514pt" style:language-complex="en" style:country-complex="US" style:font-weight-complex="bold"/>
    </style:style>
    <style:style style:name="ce12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9999980926514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02cm solid #000000"/>
      <style:text-properties style:font-name="Consolas" style:font-name-asian="Consolas" style:font-name-complex="Consolas" style:font-size-complex="5.65000009536743pt"/>
    </style:style>
    <style:style style:name="ce15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02cm solid #000000"/>
      <style:text-properties fo:language="en" fo:country="US" style:language-asian="en" style:country-asian="US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3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4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5.69999980926514pt" style:font-weight-complex="normal"/>
    </style:style>
    <style:style style:name="T5" style:family="text">
      <style:text-properties fo:color="#0000c0" style:font-name="Consolas" fo:font-size="10pt" style:font-name-asian="Consolas" style:font-size-asian="10pt" style:font-name-complex="Consolas" style:font-size-complex="5.69999980926514pt"/>
    </style:style>
    <style:style style:name="T6" style:family="text">
      <style:text-properties fo:color="#000000" style:font-name="Consolas" style:font-name-asian="Consolas" style:font-name-complex="Consolas" style:font-size-complex="5.69999980926514pt"/>
    </style:style>
    <style:style style:name="T7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5.69999980926514pt"/>
    </style:style>
    <style:style style:name="T8" style:family="text">
      <style:text-properties fo:color="#005032" style:font-name="Consolas" fo:font-size="10pt" style:font-name-asian="Consolas" style:font-size-asian="10pt" style:font-name-complex="Consolas" style:font-size-complex="5.69999980926514pt"/>
    </style:style>
    <style:style style:name="T9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  <style:style style:name="T1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5.69999980926514pt" style:font-style-complex="italic"/>
    </style:style>
    <style:style style:name="T11" style:family="text">
      <style:text-properties fo:color="#000000" style:font-name="Consolas" fo:font-weight="bold" style:font-name-asian="Consolas" style:font-weight-asian="bold" style:font-name-complex="Consolas" style:font-size-complex="5.69999980926514pt" style:font-weight-complex="bold"/>
    </style:style>
    <style:style style:name="T12" style:family="text">
      <style:text-properties fo:color="#000000" style:font-name="Consolas" fo:language="en" fo:country="US" fo:font-weight="bold" style:font-name-asian="Consolas" style:language-asian="en" style:country-asian="US" style:font-weight-asian="bold" style:font-name-complex="Consolas" style:font-size-complex="5.69999980926514pt" style:language-complex="en" style:country-complex="US" style:font-weight-complex="bold"/>
    </style:style>
    <style:style style:name="T13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5.69999980926514pt" style:font-style-complex="italic" style:font-weight-complex="bold"/>
    </style:style>
    <style:style style:name="T14" style:family="text">
      <style:text-properties fo:color="#005032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15" style:family="text">
      <style:text-properties fo:color="#000000" style:font-name="Consolas" fo:font-size="10pt" fo:font-style="italic" style:font-name-asian="Consolas" style:font-size-asian="10pt" style:font-style-asian="italic" style:font-name-complex="Consolas" style:font-size-complex="5.69999980926514pt" style:font-style-complex="italic"/>
    </style:style>
    <style:style style:name="T16" style:family="text">
      <style:text-properties style:font-size-complex="5.69999980926514pt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row table:style-name="ro1" table:number-rows-repeated="3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1" office:value-type="string">
            <text:p>Situation</text:p>
          </table:table-cell>
          <table:table-cell table:style-name="ce1" office:value-type="string">
            <text:p>Example</text:p>
          </table:table-cell>
          <table:table-cell table:style-name="ce1" office:value-type="string">
            <text:p>Impl C</text:p>
          </table:table-cell>
          <table:table-cell table:style-name="ce1" office:value-type="string">
            <text:p>Impl Java</text:p>
          </table:table-cell>
          <table:table-cell table:style-name="ce1" office:value-type="string">
            <text:p>Impl Cpp</text:p>
          </table:table-cell>
          <table:table-cell table:style-name="ce1" office:value-type="string">
            <text:p>Comment</text:p>
          </table:table-cell>
        </table:table-row>
        <table:table-row table:style-name="ro3">
          <table:table-cell table:number-columns-repeated="4"/>
          <table:table-cell office:value-type="string">
            <text:p>Attribute decl simple type</text:p>
          </table:table-cell>
          <table:table-cell table:style-name="ce4" office:value-type="string">
            <text:p><text:span text:style-name="T1">Attribute</text:span><text:span text:style-name="T2"> i32Val: int32 </text:span><text:span text:style-name="T1">ref</text:span></text:p>
          </table:table-cell>
          <table:table-cell office:value-type="string">
            <text:p>int32* i32Val;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Attribute decl simple type</text:p>
          </table:table-cell>
          <table:table-cell table:style-name="ce4" office:value-type="string">
            <text:p><text:span text:style-name="T1">Attribute</text:span><text:span text:style-name="T2"> i32Val: int32</text:span></text:p>
          </table:table-cell>
          <table:table-cell office:value-type="string">
            <text:p>int32 i32Val;</text:p>
          </table:table-cell>
          <table:table-cell table:style-name="ce5" office:value-type="string">
            <text:p><text:span text:style-name="T1">int</text:span><text:span text:style-name="T2"> </text:span><text:span text:style-name="T5">int32Val</text:span><text:span text:style-name="T2">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Attribute decl complex type</text:p>
          </table:table-cell>
          <table:table-cell table:style-name="ce5" office:value-type="string">
            <text:p><text:span text:style-name="T1">Attribute</text:span><text:span text:style-name="T2"> complexRef:dataClass </text:span><text:span text:style-name="T1">ref</text:span></text:p>
          </table:table-cell>
          <table:table-cell office:value-type="string">
            <text:p>dataClass* d;</text:p>
          </table:table-cell>
          <table:table-cell table:style-name="ce15" office:value-type="string">
            <text:p><text:span text:style-name="T2">dataClass </text:span><text:span text:style-name="T5">complexRef</text:span><text:span text:style-name="T2">; <text:s text:c="2"/>Constructor: </text:span><text:span text:style-name="T5">complexRef</text:span><text:span text:style-name="T2"> = </text:span><text:span text:style-name="T1">null</text:span><text:span text:style-name="T2">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Attribute decl complex type</text:p>
          </table:table-cell>
          <table:table-cell table:style-name="ce6" office:value-type="string">
            <text:p><text:span text:style-name="T1">Attribute</text:span><text:span text:style-name="T3"> </text:span><text:span text:style-name="T4">complex:dataClass</text:span></text:p>
          </table:table-cell>
          <table:table-cell office:value-type="string">
            <text:p>dataClass d;</text:p>
          </table:table-cell>
          <table:table-cell table:style-name="ce5" office:value-type="string">
            <text:p><text:span text:style-name="T2">dataClass </text:span><text:span text:style-name="T5">complex</text:span><text:span text:style-name="T2">; <text:s text:c="5"/>Constructor: </text:span><text:span text:style-name="T5">complex</text:span><text:span text:style-name="T2"> = </text:span><text:span text:style-name="T1">new</text:span><text:span text:style-name="T2"> dataClass(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Operation param simple type</text:p>
          </table:table-cell>
          <table:table-cell table:style-name="ce7" office:value-type="string">
            <text:p><text:span text:style-name="T1">Operation</text:span><text:span text:style-name="T2"> add(i:int8 </text:span><text:span text:style-name="T1">ref</text:span><text:span text:style-name="T2">):int16</text:span></text:p>
          </table:table-cell>
          <table:table-cell office:value-type="string">
            <text:p>int16 add(int8* i){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office:value-type="string">
            <text:p>Operation param simple type</text:p>
          </table:table-cell>
          <table:table-cell table:style-name="ce7" office:value-type="string">
            <text:p><text:span text:style-name="T1">Operation</text:span><text:span text:style-name="T2"> add(i:int8):int16</text:span></text:p>
          </table:table-cell>
          <table:table-cell office:value-type="string">
            <text:p>Int16 add(int8 i){...</text:p>
          </table:table-cell>
          <table:table-cell table:style-name="ce5" office:value-type="string">
            <text:p><text:span text:style-name="T1">public</text:span><text:span text:style-name="T2"> </text:span><text:span text:style-name="T1">short</text:span><text:span text:style-name="T2"> add(</text:span><text:span text:style-name="T1">byte</text:span><text:span text:style-name="T2"> i) {...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4"/>
          <table:table-cell office:value-type="string">
            <text:p>Operation param complex type</text:p>
          </table:table-cell>
          <table:table-cell table:style-name="ce7" office:value-type="string">
            <text:p><text:span text:style-name="T1">Operation</text:span><text:span text:style-name="T2"> add(d:dataClass </text:span><text:span text:style-name="T1">ref</text:span><text:span text:style-name="T2">):int16</text:span></text:p>
            <text:p><text:span text:style-name="T2"/></text:p>
          </table:table-cell>
          <table:table-cell office:value-type="string">
            <text:p>int16 add(dataClass* d){...</text:p>
          </table:table-cell>
          <table:table-cell table:style-name="ce16" office:value-type="string">
            <text:p><text:span text:style-name="T1">public</text:span><text:span text:style-name="T2"> </text:span><text:span text:style-name="T1">short</text:span><text:span text:style-name="T2"> add(dataClass d) {</text:span></text:p>
            <text:p><text:span text:style-name="T6"><text:tab/></text:span><text:span text:style-name="T7">user</text:span><text:span text:style-name="T6"> </text:span><text:span text:style-name="T7">code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4"/>
          <table:table-cell office:value-type="string">
            <text:p>Operation param complex type</text:p>
          </table:table-cell>
          <table:table-cell table:style-name="ce7" office:value-type="string">
            <text:p><text:span text:style-name="T1">Operation</text:span><text:span text:style-name="T2"> add(d:dataClass):int16</text:span></text:p>
            <text:p><text:span text:style-name="T2"/></text:p>
            <text:p><text:span text:style-name="T2"/></text:p>
          </table:table-cell>
          <table:table-cell office:value-type="string">
            <text:p>Int16 add(dataClass d){...</text:p>
          </table:table-cell>
          <table:table-cell table:style-name="ce5" office:value-type="string">
            <text:p><text:span text:style-name="T1">public</text:span><text:span text:style-name="T2"> </text:span><text:span text:style-name="T1">short</text:span><text:span text:style-name="T2"> add(dataClass d_ref) {</text:span></text:p>
            <text:p><text:span text:style-name="T6"><text:tab/></text:span><text:span text:style-name="T6">dataClass d = d_ref.deepCopy();</text:span></text:p>
            <text:p><text:span text:style-name="T6"><text:tab/></text:span><text:span text:style-name="T6"> </text:span><text:span text:style-name="T7">user</text:span><text:span text:style-name="T6"> </text:span><text:span text:style-name="T7">Code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office:value-type="string">
            <text:p>Operation ret val simple</text:p>
          </table:table-cell>
          <table:table-cell office:value-type="string">
            <text:p><text:span text:style-name="T1">Operation</text:span><text:span text:style-name="T2"> add(i:int8):int16 </text:span><text:span text:style-name="T1">ref</text:span></text:p>
          </table:table-cell>
          <table:table-cell office:value-type="string">
            <text:p>Int16 * add(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4"/>
          <table:table-cell office:value-type="string">
            <text:p>Operation ret val simple</text:p>
          </table:table-cell>
          <table:table-cell table:style-name="ce7" office:value-type="string">
            <text:p><text:span text:style-name="T1">Operation</text:span><text:span text:style-name="T2"> add(i:int8):int16</text:span></text:p>
            <text:p><text:span text:style-name="T2"/></text:p>
            <text:p><text:span text:style-name="T2"/></text:p>
          </table:table-cell>
          <table:table-cell office:value-type="string">
            <text:p>Int16 <text:s/>add(...</text:p>
          </table:table-cell>
          <table:table-cell table:style-name="ce16" office:value-type="string">
            <text:p><text:span text:style-name="T2"><text:tab/></text:span><text:span text:style-name="T1">public</text:span><text:span text:style-name="T2"> </text:span><text:span text:style-name="T1">short</text:span><text:span text:style-name="T2"> add(</text:span><text:span text:style-name="T1">byte</text:span><text:span text:style-name="T2"> i) {</text:span></text:p>
            <text:p><text:span text:style-name="T6"><text:tab/></text:span><text:span text:style-name="T6"><text:tab/></text:span><text:span text:style-name="T7">user</text:span><text:span text:style-name="T6"> </text:span><text:span text:style-name="T7">Code</text:span></text:p>
            <text:p><text:span text:style-name="T6"><text:tab/></text:span><text:span text:style-name="T6">}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Operation ret val complex</text:p>
          </table:table-cell>
          <table:table-cell table:style-name="ce7" office:value-type="string">
            <text:p><text:span text:style-name="T1">Operation</text:span><text:span text:style-name="T2"> add(i:int8):dataClass </text:span><text:span text:style-name="T1">ref</text:span></text:p>
          </table:table-cell>
          <table:table-cell office:value-type="string">
            <text:p>dataClass * add(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4"/>
        </table:table-row>
        <table:table-row table:style-name="ro5">
          <table:table-cell table:number-columns-repeated="4"/>
          <table:table-cell office:value-type="string">
            <text:p>Operation ret val complex</text:p>
            <text:p/>
            <text:p/>
          </table:table-cell>
          <table:table-cell table:style-name="ce7" office:value-type="string">
            <text:p><text:span text:style-name="T1">Operation</text:span><text:span text:style-name="T2"> add(i:int8):dataClass</text:span></text:p>
            <text:p><text:span text:style-name="T2"/></text:p>
            <text:p><text:span text:style-name="T2"/></text:p>
          </table:table-cell>
          <table:table-cell office:value-type="string">
            <text:p>dataClass <text:s/>add(...</text:p>
          </table:table-cell>
          <table:table-cell table:style-name="ce5" office:value-type="string">
            <text:p><text:span text:style-name="T1">public</text:span><text:span text:style-name="T2"> dataClass add(</text:span><text:span text:style-name="T1">byte</text:span><text:span text:style-name="T2"> i) {</text:span></text:p>
            <text:p><text:span text:style-name="T6"><text:tab/></text:span><text:span text:style-name="T7">user</text:span><text:span text:style-name="T6"> </text:span><text:span text:style-name="T7">Code</text:span></text:p>
            <text:p><text:span text:style-name="T7">}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4"/>
        </table:table-row>
        <table:table-row table:style-name="ro2">
          <table:table-cell table:number-columns-repeated="5"/>
          <table:table-cell table:style-name="ce8" office:value-type="string">
            <text:p>Message sending C: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>
            <text:p>Message Complex Type ref</text:p>
            <text:p/>
            <text:p/>
            <text:p/>
            <text:p/>
            <text:p/>
            <text:p/>
          </table:table-cell>
          <table:table-cell table:style-name="ce9" office:value-type="string">
            <text:p><text:span text:style-name="T1">Message</text:span><text:span text:style-name="T2"> pingComplexRef (d:PingPongData </text:span><text:span text:style-name="T1">ref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5"/>
          <table:table-cell table:style-name="ce4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ComplexRef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PingPongData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ComplexRef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ComplexRef</text:span><text:span text:style-name="T2">, </text:span><text:span text:style-name="T1">sizeof</text:span><text:span text:style-name="T2">(</text:span><text:span text:style-name="T8">PingPongData</text:span><text:span text:style-name="T2">*), &amp;data);</text:span></text:p>
            <text:p><text:span text:style-name="T2"><text:tab/></text:span><text:span text:style-name="T2">}</text:span></text:p>
            <text:p><text:span text:style-name="T2"><text:tab/></text:span><text:span text:style-name="T2">ET_MSC_LOGGER_SYNC_EXIT</text:span></text:p>
            <text:p><text:span text:style-name="T2">}</text:span></text:p>
            <text:p><text:span text:style-name="T6"/></text:p>
            <text:p><text:span text:style-name="T11">RX:</text:span></text:p>
            <text:p><text:span text:style-name="T2"><text:tab/></text:span><text:span text:style-name="T2"><text:tab/></text:span><text:span text:style-name="T1">case</text:span><text:span text:style-name="T2"> </text:span><text:span text:style-name="T10">CHAIN_TRANS_tr11_FROM_reply_TO_cp1_BY_pingComplexRefPingPongPort</text:span><text:span text:style-name="T2">:</text:span></text:p>
            <text:p><text:span text:style-name="T2"><text:tab/></text:span><text:span text:style-name="T2"><text:tab/></text:span><text:span text:style-name="T2">{</text:span></text:p>
            <text:p><text:span text:style-name="T2"><text:tab/></text:span><text:span text:style-name="T2"><text:tab/></text:span><text:span text:style-name="T2"><text:tab/></text:span><text:span text:style-name="T8">PingPongData</text:span><text:span text:style-name="T2">* d = *((</text:span><text:span text:style-name="T8">PingPongData</text:span><text:span text:style-name="T2">**) generic_data);</text:span></text:p>
            <text:p><text:span text:style-name="T2"><text:tab/></text:span><text:span text:style-name="T2"><text:tab/></text:span><text:span text:style-name="T2"><text:tab/></text:span><text:span text:style-name="T1">if</text:span><text:span text:style-name="T2"> ((*d).</text:span><text:span text:style-name="T5">i8Val</text:span><text:span text:style-name="T2">!=0) {</text:span></text:p>
            <text:p><text:span text:style-name="T2"><text:tab/></text:span><text:span text:style-name="T2"><text:tab/></text:span><text:span text:style-name="T2"><text:tab/></text:span><text:span text:style-name="T2">action_TRANS_tr12_FROM_cp1_TO_reply_COND_tr12(self, ifitem, d);</text:span></text:p>
            <text:p><text:span text:style-name="T2"><text:tab/></text:span><text:span text:style-name="T2"><text:tab/></text:span><text:span text:style-name="T2"><text:tab/></text:span><text:span text:style-name="T1">return</text:span><text:span text:style-name="T2"> </text:span><text:span text:style-name="T10">STATE_reply</text:span><text:span text:style-name="T2">;}</text:span></text:p>
            <text:p><text:span text:style-name="T2"><text:tab/></text:span><text:span text:style-name="T2"><text:tab/></text:span><text:span text:style-name="T2"><text:tab/></text:span><text:span text:style-name="T1">else</text:span><text:span text:style-name="T2"> {</text:span></text:p>
            <text:p><text:span text:style-name="T2"><text:tab/></text:span><text:span text:style-name="T2"><text:tab/></text:span><text:span text:style-name="T2"><text:tab/></text:span><text:span text:style-name="T2">action_TRANS_tr10_FROM_cp1_TO_reply(self, ifitem, d);</text:span></text:p>
            <text:p><text:span text:style-name="T2"><text:tab/></text:span><text:span text:style-name="T2"><text:tab/></text:span><text:span text:style-name="T2"><text:tab/></text:span><text:span text:style-name="T1">return</text:span><text:span text:style-name="T2"> </text:span><text:span text:style-name="T10">STATE_reply</text:span><text:span text:style-name="T2">;}</text:span></text:p>
            <text:p><text:span text:style-name="T2"><text:tab/></text:span><text:span text:style-name="T2"><text:tab/></text:span><text:span text:style-name="T2">}</text:span></text:p>
          </table:table-cell>
          <table:table-cell table:number-columns-repeated="2"/>
        </table:table-row>
        <table:table-row table:style-name="ro7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>Message</text:span><text:span text:style-name="T2"> pingComplex (d:PingPongData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4"/>
          <table:table-cell table:style-name="ce7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Complex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PingPongData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Complex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Complex</text:span><text:span text:style-name="T2">, </text:span><text:span text:style-name="T1">sizeof</text:span><text:span text:style-name="T2">(</text:span><text:span text:style-name="T8">PingPongData</text:span><text:span text:style-name="T2">), data);</text:span></text:p>
            <text:p><text:span text:style-name="T2"><text:tab/></text:span><text:span text:style-name="T2">}</text:span></text:p>
            <text:p><text:span text:style-name="T2"><text:tab/></text:span><text:span text:style-name="T2">ET_MSC_LOGGER_SYNC_EXIT</text:span></text:p>
            <text:p><text:span text:style-name="T2">}</text:span></text:p>
            <text:p><text:span text:style-name="T6"/></text:p>
            <text:p><text:span text:style-name="T12">RX:</text:span></text:p>
            <text:p><text:span text:style-name="T2"><text:tab/></text:span><text:span text:style-name="T2"><text:tab/></text:span><text:span text:style-name="T1">case</text:span><text:span text:style-name="T2"> </text:span><text:span text:style-name="T10">CHAIN_TRANS_tr9_FROM_reply_TO_reply_BY_pingComplexPingPongPort_tr9</text:span><text:span text:style-name="T2">:</text:span></text:p>
            <text:p><text:span text:style-name="T2"><text:tab/></text:span><text:span text:style-name="T2"><text:tab/></text:span><text:span text:style-name="T2">{</text:span></text:p>
            <text:p><text:span text:style-name="T2"><text:tab/></text:span><text:span text:style-name="T2"><text:tab/></text:span><text:span text:style-name="T2"><text:tab/></text:span><text:span text:style-name="T8">PingPongData</text:span><text:span text:style-name="T2">* d = ((</text:span><text:span text:style-name="T8">PingPongData</text:span><text:span text:style-name="T2">*) generic_data);</text:span></text:p>
            <text:p><text:span text:style-name="T2"><text:tab/></text:span><text:span text:style-name="T2"><text:tab/></text:span><text:span text:style-name="T2"><text:tab/></text:span><text:span text:style-name="T2">action_TRANS_tr9_FROM_reply_TO_reply_BY_pingComplexPingPongPort_tr9(self, ifitem, d);</text:span></text:p>
            <text:p><text:span text:style-name="T2"><text:tab/></text:span><text:span text:style-name="T2"><text:tab/></text:span><text:span text:style-name="T2"><text:tab/></text:span><text:span text:style-name="T1">return</text:span><text:span text:style-name="T2"> </text:span><text:span text:style-name="T10">STATE_reply</text:span><text:span text:style-name="T2">;</text:span></text:p>
            <text:p><text:span text:style-name="T2"><text:tab/></text:span><text:span text:style-name="T2"><text:tab/></text:span><text:span text:style-name="T2">}</text:span>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>
            <text:p>Message Simple Type ref</text:p>
            <text:p/>
            <text:p/>
            <text:p/>
            <text:p/>
            <text:p/>
            <text:p/>
          </table:table-cell>
          <table:table-cell table:style-name="ce10" office:value-type="string"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>Message</text:span><text:span text:style-name="T2"> pingInt32Ref(d: int32 </text:span><text:span text:style-name="T1">ref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5"/>
          <table:table-cell table:style-name="ce4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Int32Ref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int32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Int32Ref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Int32Ref</text:span><text:span text:style-name="T2">, </text:span><text:span text:style-name="T1">sizeof</text:span><text:span text:style-name="T2">(</text:span><text:span text:style-name="T8">int32</text:span><text:span text:style-name="T2">*), &amp;data);</text:span></text:p>
            <text:p><text:span text:style-name="T2"><text:tab/></text:span><text:span text:style-name="T2">}</text:span></text:p>
            <text:p><text:span text:style-name="T2"><text:tab/></text:span><text:span text:style-name="T2">ET_MSC_LOGGER_SYNC_EXIT</text:span></text:p>
            <text:p><text:span text:style-name="T2">}</text:span></text:p>
            <text:p><text:span text:style-name="T6"/></text:p>
            <text:p><text:span text:style-name="T3">RX:</text:span></text:p>
            <text:p><text:span text:style-name="T3"><text:tab/></text:span><text:span text:style-name="T3"><text:tab/></text:span><text:span text:style-name="T1">case</text:span><text:span text:style-name="T3"> </text:span><text:span text:style-name="T13">CHAIN_TRANS_tr7_FROM_reply_TO_cp0_BY_pingInt32RefPingPongPort</text:span><text:span text:style-name="T3">:</text:span></text:p>
            <text:p><text:span text:style-name="T3"><text:tab/></text:span><text:span text:style-name="T3"><text:tab/></text:span><text:span text:style-name="T3">{</text:span></text:p>
            <text:p><text:span text:style-name="T3"><text:tab/></text:span><text:span text:style-name="T3"><text:tab/></text:span><text:span text:style-name="T3"><text:tab/></text:span><text:span text:style-name="T14">int32</text:span><text:span text:style-name="T3"> d = **((</text:span><text:span text:style-name="T14">int32</text:span><text:span text:style-name="T3">**) generic_data);</text:span></text:p>
            <text:p><text:span text:style-name="T3"><text:tab/></text:span><text:span text:style-name="T3"><text:tab/></text:span><text:span text:style-name="T3"><text:tab/></text:span><text:span text:style-name="T1">if</text:span><text:span text:style-name="T3"> (d!=5) {</text:span></text:p>
            <text:p><text:span text:style-name="T3"><text:tab/></text:span><text:span text:style-name="T3"><text:tab/></text:span><text:span text:style-name="T3"><text:tab/></text:span><text:span text:style-name="T3">action_TRANS_tr6_FROM_cp0_TO_reply_COND_tr6(self, ifitem, d);</text:span></text:p>
            <text:p><text:span text:style-name="T3"><text:tab/></text:span><text:span text:style-name="T3"><text:tab/></text:span><text:span text:style-name="T3"><text:tab/></text:span><text:span text:style-name="T1">return</text:span><text:span text:style-name="T3"> </text:span><text:span text:style-name="T13">STATE_reply</text:span><text:span text:style-name="T3">;}</text:span></text:p>
            <text:p><text:span text:style-name="T3"><text:tab/></text:span><text:span text:style-name="T3"><text:tab/></text:span><text:span text:style-name="T3"><text:tab/></text:span><text:span text:style-name="T1">else</text:span><text:span text:style-name="T3"> {</text:span></text:p>
            <text:p><text:span text:style-name="T3"><text:tab/></text:span><text:span text:style-name="T3"><text:tab/></text:span><text:span text:style-name="T3"><text:tab/></text:span><text:span text:style-name="T3">action_TRANS_tr8_FROM_cp0_TO_reply(self, ifitem, d);</text:span></text:p>
            <text:p><text:span text:style-name="T3"><text:tab/></text:span><text:span text:style-name="T3"><text:tab/></text:span><text:span text:style-name="T3"><text:tab/></text:span><text:span text:style-name="T1">return</text:span><text:span text:style-name="T3"> </text:span><text:span text:style-name="T13">STATE_reply</text:span><text:span text:style-name="T3">;}</text:span></text:p>
            <text:p><text:span text:style-name="T3"><text:tab/></text:span><text:span text:style-name="T3"><text:tab/></text:span><text:span text:style-name="T3">}</text:span></text:p>
          </table:table-cell>
          <table:table-cell table:number-columns-repeated="2"/>
        </table:table-row>
        <table:table-row table:style-name="ro7">
          <table:table-cell table:number-columns-repeated="4"/>
          <table:table-cell office:value-type="string">
            <text:p>Message Simple Type</text:p>
            <text:p/>
            <text:p/>
            <text:p/>
            <text:p/>
            <text:p/>
            <text:p/>
          </table:table-cell>
          <table:table-cell table:style-name="ce11" office:value-type="string"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>Message</text:span><text:span text:style-name="T3"> pingInt32(d: int32)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table:table-cell>
          <table:table-cell table:style-name="ce14"/>
          <table:table-cell table:style-name="ce7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Int32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int32</text:span><text:span text:style-name="T2">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Int32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Int32</text:span><text:span text:style-name="T2">, </text:span><text:span text:style-name="T1">sizeof</text:span><text:span text:style-name="T2">(</text:span><text:span text:style-name="T8">int32</text:span><text:span text:style-name="T2">), &amp;data);</text:span></text:p>
            <text:p><text:span text:style-name="T2"><text:tab/></text:span><text:span text:style-name="T2">}</text:span></text:p>
            <text:p><text:span text:style-name="T2"><text:tab/></text:span><text:span text:style-name="T2">ET_MSC_LOGGER_SYNC_EXIT</text:span></text:p>
            <text:p><text:span text:style-name="T2">}</text:span></text:p>
            <text:p><text:span text:style-name="T11"/></text:p>
            <text:p><text:span text:style-name="T11">RX:</text:span></text:p>
            <text:p><text:span text:style-name="T3"><text:tab/></text:span><text:span text:style-name="T3"><text:tab/></text:span><text:span text:style-name="T1">case</text:span><text:span text:style-name="T3"> </text:span><text:span text:style-name="T13">CHAIN_TRANS_tr2_FROM_reply_TO_reply_BY_pingInt32PingPongPort_tr2</text:span><text:span text:style-name="T3">:</text:span></text:p>
            <text:p><text:span text:style-name="T3"><text:tab/></text:span><text:span text:style-name="T3"><text:tab/></text:span><text:span text:style-name="T3">{</text:span></text:p>
            <text:p><text:span text:style-name="T3"><text:tab/></text:span><text:span text:style-name="T3"><text:tab/></text:span><text:span text:style-name="T3"><text:tab/></text:span><text:span text:style-name="T14">int32</text:span><text:span text:style-name="T3"> d = *((</text:span><text:span text:style-name="T14">int32</text:span><text:span text:style-name="T3">*) generic_data);</text:span></text:p>
            <text:p><text:span text:style-name="T3"><text:tab/></text:span><text:span text:style-name="T3"><text:tab/></text:span><text:span text:style-name="T3"><text:tab/></text:span><text:span text:style-name="T3">action_TRANS_tr2_FROM_reply_TO_reply_BY_pingInt32PingPongPort_tr2(self, ifitem, d);</text:span></text:p>
            <text:p><text:span text:style-name="T3"><text:tab/></text:span><text:span text:style-name="T3"><text:tab/></text:span><text:span text:style-name="T3"><text:tab/></text:span><text:span text:style-name="T1">return</text:span><text:span text:style-name="T3"> </text:span><text:span text:style-name="T13">STATE_reply</text:span><text:span text:style-name="T3">;</text:span></text:p>
            <text:p><text:span text:style-name="T3"><text:tab/></text:span><text:span text:style-name="T3"><text:tab/></text:span><text:span text:style-name="T3">}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style-name="ce14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5"/>
          <table:table-cell table:style-name="ce14"/>
          <table:table-cell table:style-name="ce17"/>
          <table:table-cell table:number-columns-repeated="2"/>
        </table:table-row>
        <table:table-row table:style-name="ro3">
          <table:table-cell table:number-columns-repeated="5"/>
          <table:table-cell table:style-name="ce6" office:value-type="string">
            <text:p>Message sending Java:</text:p>
          </table:table-cell>
          <table:table-cell table:style-name="ce14"/>
          <table:table-cell table:style-name="ce17"/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(p: PingPongData </text:span><text:span text:style-name="T1">ref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4"/>
          <table:table-cell table:style-name="ce17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(PingPongData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5">getInstance</text:span><text:span text:style-name="T2">().addMessageAsyncOut(getAddress(), getPeerAddress(), </text:span><text:span text:style-name="T10">messageStrings</text:span><text:span text:style-name="T2">[</text:span><text:span text:style-name="T10">OUT_pong</text:span><text:span text:style-name="T2">]);</text:span></text:p>
            <text:p><text:span text:style-name="T16"><text:tab/></text:span><text:span text:style-name="T16">}</text:span></text:p>
            <text:p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getPeerMsgReceiver().receive(</text:span><text:span text:style-name="T1">new</text:span><text:span text:style-name="T2"> EventWithDataMessage(getPeerAddress(), </text:span><text:span text:style-name="T10">OUT_pong</text:span><text:span text:style-name="T2">, p));</text:span></text:p>
            <text:p><text:span text:style-name="T16">}</text:span></text:p>
            <text:p><text:span text:style-name="T16"/></text:p>
            <text:p><text:span text:style-name="T11">RX:</text:span></text:p>
            <text:p><text:span text:style-name="T1">case</text:span><text:span text:style-name="T2"> </text:span><text:span text:style-name="T10">CHAIN_TRANS_state0_TO_state0_BY_pongp0_tr2</text:span><text:span text:style-name="T2">: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PingPongData p = (PingPongData) generic_data;</text:span></text:p>
            <text:p><text:span text:style-name="T6"><text:tab/></text:span><text:span text:style-name="T6"><text:tab/></text:span><text:span text:style-name="T6">action_TRANS_state0_TO_state0_BY_pongp0_tr2(ifitem, p);</text:span>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ce14"/>
          <table:table-cell table:style-name="ce17"/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12" office:value-type="string">
            <text:p><text:span text:style-name="T1">Message</text:span><text:span text:style-name="T2"> pong(p: PingPongData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/>
          <table:table-cell table:style-name="ce4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(PingPongData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5">getInstance</text:span><text:span text:style-name="T2">().addMessageAsyncOut(getAddress(), getPeerAddress(), </text:span><text:span text:style-name="T10">messageStrings</text:span><text:span text:style-name="T2">[</text:span><text:span text:style-name="T10">OUT_pong</text:span><text:span text:style-name="T2">]);</text:span></text:p>
            <text:p><text:span text:style-name="T6"><text:tab/></text:span><text:span text:style-name="T6">}</text:span></text:p>
            <text:p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getPeerMsgReceiver().receive(</text:span><text:span text:style-name="T1">new</text:span><text:span text:style-name="T2"> EventWithDataMessage(getPeerAddress(), </text:span><text:span text:style-name="T10">OUT_pong</text:span><text:span text:style-name="T2">, p.deepCopy()));</text:span></text:p>
            <text:p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2"> </text:span><text:span text:style-name="T10">CHAIN_TRANS_state0_TO_state0_BY_pongp0_tr2</text:span><text:span text:style-name="T2">: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PingPongData p = (PingPongData) generic_data;</text:span></text:p>
            <text:p><text:span text:style-name="T6"><text:tab/></text:span><text:span text:style-name="T6"><text:tab/></text:span><text:span text:style-name="T6">action_TRANS_state0_TO_state0_BY_pongp0_tr2(ifitem, p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/>
          <table:table-cell/>
          <table:table-cell table:style-name="ce5"/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Message Simple Type ref</text:p>
            <text:p/>
            <text:p/>
            <text:p/>
            <text:p/>
            <text:p/>
            <text:p/>
          </table:table-cell>
          <table:table-cell table:style-name="ce13" office:value-type="string">
            <text:p><text:span text:style-name="T1">Message</text:span><text:span text:style-name="T2"> pongSimple(p: int32 </text:span><text:span text:style-name="T1">ref</text:span><text:span text:style-name="T2">)</text:span></text:p>
          </table:table-cell>
          <table:table-cell/>
          <table:table-cell table:style-name="ce5" office:value-type="string">
            <text:p>not applicable; generate same code as without ref and produce a warning</text:p>
          </table:table-cell>
          <table:table-cell/>
          <table:table-cell office:value-type="string">
            <text:p>not possible in Java. </text:p>
          </table:table-cell>
        </table:table-row>
        <table:table-row table:style-name="ro1">
          <table:table-cell table:number-columns-repeated="10"/>
        </table:table-row>
        <table:table-row table:style-name="ro8">
          <table:table-cell table:number-columns-repeated="4"/>
          <table:table-cell office:value-type="string">
            <text:p>Message Simple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Simple(p: int32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/>
          <table:table-cell table:style-name="ce4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Simple(</text:span><text:span text:style-name="T1">int</text:span><text:span text:style-name="T2">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Simple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5">getInstance</text:span><text:span text:style-name="T2">().addMessageAsyncOut(getAddress(), getPeerAddress(), </text:span><text:span text:style-name="T10">messageStrings</text:span><text:span text:style-name="T2">[</text:span><text:span text:style-name="T10">OUT_pongSimple</text:span><text:span text:style-name="T2">]);</text:span></text:p>
            <text:p><text:span text:style-name="T6"><text:tab/></text:span><text:span text:style-name="T6"><text:tab/></text:span><text:span text:style-name="T6"><text:tab/></text:span><text:span text:style-name="T6">}</text:span></text:p>
            <text:p><text:span text:style-name="T2"><text:tab/></text:span><text:span text:style-name="T2"><text:tab/></text:span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7">getPeerMsgReceiver</text:span><text:span text:style-name="T2">().receive(</text:span><text:span text:style-name="T1">new</text:span><text:span text:style-name="T2"> EventWithDataMessage(getPeerAddress(), </text:span><text:span text:style-name="T10">OUT_pongSimple</text:span><text:span text:style-name="T2">, p));</text:span></text:p>
            <text:p><text:span text:style-name="T6"><text:tab/></text:span><text:span text:style-name="T6"><text:tab/></text:span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2"> </text:span><text:span text:style-name="T10">CHAIN_TRANS_state0_TO_state0_BY_pongSimplep0_tr3</text:span><text:span text:style-name="T2">:</text:span></text:p>
            <text:p><text:span text:style-name="T6"><text:s text:c="4"/></text:span><text:span text:style-name="T6">{</text:span></text:p>
            <text:p><text:span text:style-name="T2"><text:tab/></text:span><text:span text:style-name="T2"><text:tab/></text:span><text:span text:style-name="T1">int</text:span><text:span text:style-name="T2"> p = (Integer) generic_data;</text:span></text:p>
            <text:p><text:span text:style-name="T6"><text:tab/></text:span><text:span text:style-name="T6"><text:tab/></text:span><text:span text:style-name="T6">action_TRANS_state0_TO_state0_BY_pongSimplep0_tr3(ifitem, p);</text:span>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5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.04.2012</text:date>, <text:time>16:40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Jung</meta:initial-creator>
    <meta:creation-date>2012-03-31T16:08:52.96</meta:creation-date>
    <dc:date>2012-04-10T16:40:03.61</dc:date>
    <dc:creator>Thomas Jung</dc:creator>
    <meta:editing-duration>PT18H56M41S</meta:editing-duration>
    <meta:editing-cycles>13</meta:editing-cycles>
    <meta:generator>OpenOffice.org/3.3$Win32 OpenOffice.org_project/330m20$Build-9567</meta:generator>
    <meta:document-statistic meta:table-count="3" meta:cell-count="81" meta:object-count="0"/>
  </office:meta>
</office:document-meta>
</file>